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tyle="italic" officeooo:rsid="0018b5f1" officeooo:paragraph-rsid="0018b5f1" style:font-style-asian="italic" style:font-style-complex="italic"/>
    </style:style>
    <style:style style:name="P2" style:family="paragraph" style:parent-style-name="Title">
      <style:text-properties officeooo:rsid="0018b5f1" officeooo:paragraph-rsid="0018b5f1"/>
    </style:style>
    <style:style style:name="P3" style:family="paragraph" style:parent-style-name="Subtitle">
      <style:text-properties officeooo:rsid="0018b5f1" officeooo:paragraph-rsid="0018b5f1"/>
    </style:style>
    <style:style style:name="T1" style:family="text">
      <style:text-properties officeooo:rsid="0018e572"/>
    </style:style>
    <style:style style:name="T2" style:family="text">
      <style:text-properties officeooo:rsid="001a5958"/>
    </style:style>
    <text:list-style style:name="L1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visión Modelo de Requisitos</text:p>
      <text:p text:style-name="P3">Aplicación de Escritorio para Gestión de Notas Personales</text:p>
      <text:p text:style-name="P1">Miguel Ángel Ramírez Ruiz (<text:a xlink:type="simple" xlink:href="mailto:i62rarum@uco.es" text:style-name="Internet_20_link" text:visited-style-name="Visited_20_Internet_20_Link">i62rarum@uco.es</text:a>)</text:p>
      <text:h text:style-name="Heading_20_3" text:outline-level="3"><text:span text:style-name="T1">1. </text:span>Revisar el modelo de requisitos del TFG asignado y analizar los siguientes aspectos, teniendo en cuenta lo explicado en clase. Explicar qué está correcto y qué incorrecto.</text:h>
      <text:h text:style-name="Heading_20_4" text:outline-level="4"><text:bookmark text:name="yui_3_17_2_1_1538301796228_97"/><text:bookmark text:name="yui_3_17_2_1_1538301796228_96"/><text:span text:style-name="T1">a. </text:span>Requisitos funcionales </text:h>
      <text:h text:style-name="Heading_20_4" text:outline-level="4"><text:span text:style-name="T1">b. </text:span>Requisitos no funcionales </text:h>
      <text:h text:style-name="Heading_20_3" text:outline-level="3"><text:bookmark text:name="yui_3_17_2_1_1538301796228_98"/><text:span text:style-name="T2">2. </text:span>Dar una valoración justificada global, puntuando de 0 a 10, del modelo de requisitos.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1:59:33.281123391</meta:creation-date>
    <dc:date>2018-09-30T12:24:46.418342141</dc:date>
    <meta:editing-duration>PT4M22S</meta:editing-duration>
    <meta:editing-cycles>1</meta:editing-cycles>
    <meta:document-statistic meta:table-count="0" meta:image-count="0" meta:object-count="0" meta:page-count="1" meta:paragraph-count="7" meta:word-count="67" meta:character-count="446" meta:non-whitespace-character-count="384"/>
    <meta:generator>LibreOffice/5.4.6.2$Linux_X86_64 LibreOffice_project/40m0$Build-2</meta:generator>
  </office:meta>
</office:document-meta>
</file>